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6.506cm" fo:margin-left="0.004cm" fo:margin-top="0cm" fo:margin-bottom="0cm" table:align="left" style:writing-mode="lr-tb"/>
    </style:style>
    <style:style style:name="Таблица1.A" style:family="table-column">
      <style:table-column-properties style:column-width="1.28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3.298cm"/>
    </style:style>
    <style:style style:name="Таблица1.D" style:family="table-column">
      <style:table-column-properties style:column-width="3.29cm"/>
    </style:style>
    <style:style style:name="Таблица1.E" style:family="table-column">
      <style:table-column-properties style:column-width="3.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1.E1" style:family="table-cell">
      <style:table-cell-properties fo:padding="0.097cm" fo:border="0.25pt solid #000000"/>
    </style:style>
    <style:style style:name="Таблица1.A2" style:family="table-cell">
      <style:table-cell-properties fo:padding="0.097cm" fo:border-left="0.25pt solid #000000" fo:border-right="none" fo:border-top="none" fo:border-bottom="0.25pt solid #000000"/>
    </style:style>
    <style:style style:name="Таблица1.E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 style:list-style-name="WWNum17"/>
    <style:style style:name="P3" style:family="paragraph" style:parent-style-name="List_20_Paragraph" style:list-style-name="WWNum18"/>
    <style:style style:name="P4" style:family="paragraph" style:parent-style-name="List_20_Paragraph" style:list-style-name="WWNum19"/>
    <style:style style:name="P5" style:family="paragraph" style:parent-style-name="List_20_Paragraph" style:list-style-name="WWNum20"/>
    <style:style style:name="P6" style:family="paragraph" style:parent-style-name="List_20_Paragraph" style:list-style-name="WWNum21"/>
    <style:style style:name="P7" style:family="paragraph" style:parent-style-name="List_20_Paragraph" style:list-style-name="WWNum22"/>
    <style:style style:name="P8" style:family="paragraph" style:parent-style-name="List_20_Paragraph" style:list-style-name="WWNum23"/>
    <style:style style:name="P9" style:family="paragraph" style:parent-style-name="List_20_Paragraph">
      <style:paragraph-properties fo:margin-left="1.27cm" fo:margin-right="0cm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List_20_Paragraph" style:list-style-name="WWNum9"/>
    <style:style style:name="P11" style:family="paragraph" style:parent-style-name="List_20_Paragraph" style:list-style-name="WWNum24"/>
    <style:style style:name="P12" style:family="paragraph" style:parent-style-name="List_20_Paragraph" style:list-style-name="WWNum25"/>
    <style:style style:name="P13" style:family="paragraph" style:parent-style-name="List_20_Paragraph" style:list-style-name="WWNum26"/>
    <style:style style:name="P14" style:family="paragraph" style:parent-style-name="List_20_Paragraph" style:list-style-name="WWNum27"/>
    <style:style style:name="P15" style:family="paragraph" style:parent-style-name="List_20_Paragraph" style:list-style-name="WWNum13"/>
    <style:style style:name="P16" style:family="paragraph" style:parent-style-name="List_20_Paragraph" style:list-style-name="WWNum28"/>
    <style:style style:name="P17" style:family="paragraph" style:parent-style-name="List_20_Paragraph" style:list-style-name="WWNum29"/>
    <style:style style:name="P18" style:family="paragraph" style:parent-style-name="Standard_20__28_user_29_">
      <style:paragraph-properties fo:text-align="center" style:justify-single-word="false"/>
    </style:style>
    <style:style style:name="P19" style:family="paragraph" style:parent-style-name="Standard_20__28_user_29_">
      <style:paragraph-properties fo:text-align="center" style:justify-single-word="false" fo:break-before="page"/>
    </style:style>
    <style:style style:name="P20" style:family="paragraph" style:parent-style-name="Standard_20__28_user_29_" style:master-page-name="First_20_Page">
      <style:paragraph-properties fo:text-align="center" style:justify-single-word="false" style:page-number="auto"/>
    </style:style>
    <style:style style:name="P21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22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23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_20__28_user_29_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fo:font-weight="bold" style:font-name-asian="SimSun" style:font-weight-asian="bold" style:font-name-complex="Times New Roman1" style:font-size-complex="11pt" style:font-weight-complex="bold"/>
    </style:style>
    <style:style style:name="P27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fo:font-weight="bold" style:font-weight-asian="bold" style:font-name-complex="Times New Roman1" style:font-size-complex="11pt"/>
    </style:style>
    <style:style style:name="P28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style:font-name-complex="Times New Roman1"/>
    </style:style>
    <style:style style:name="P29" style:family="paragraph" style:parent-style-name="Standard_20__28_user_29_">
      <style:paragraph-properties fo:margin-left="0cm" fo:margin-right="0cm" fo:margin-top="0cm" fo:margin-bottom="0cm" style:contextual-spacing="false" fo:line-height="150%" fo:text-indent="0cm" style:auto-text-indent="false">
        <style:tab-stops>
          <style:tab-stop style:position="6.267cm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0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34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35" style:family="paragraph" style:parent-style-name="Standard_20__28_user_29_">
      <style:paragraph-properties fo:margin-top="0cm" fo:margin-bottom="0cm" style:contextual-spacing="false" fo:line-height="100%" fo:text-align="center" style:justify-single-word="false"/>
    </style:style>
    <style:style style:name="P36" style:family="paragraph" style:parent-style-name="Standard_20__28_user_29_">
      <style:paragraph-properties fo:margin-top="0cm" fo:margin-bottom="0cm" style:contextual-spacing="false" fo:line-height="100%"/>
    </style:style>
    <style:style style:name="P37" style:family="paragraph" style:parent-style-name="Standard_20__28_user_29_" style:list-style-name="WWNum10">
      <style:paragraph-properties fo:margin-top="0cm" fo:margin-bottom="0cm" style:contextual-spacing="false" fo:line-height="100%"/>
    </style:style>
    <style:style style:name="P38" style:family="paragraph" style:parent-style-name="Standard_20__28_user_29_" style:list-style-name="WWNum10">
      <style:paragraph-properties fo:margin-left="0cm" fo:margin-right="0cm" fo:margin-top="0cm" fo:margin-bottom="0cm" style:contextual-spacing="false" fo:line-height="100%" fo:keep-together="always" fo:text-indent="0cm" style:auto-text-indent="false" fo:keep-with-next="always"/>
    </style:style>
    <style:style style:name="P39" style:family="paragraph" style:parent-style-name="Standard_20__28_user_29_">
      <style:paragraph-properties fo:margin-left="0cm" fo:margin-right="0cm" fo:text-indent="0cm" style:auto-text-indent="false"/>
    </style:style>
    <style:style style:name="P40" style:family="paragraph" style:parent-style-name="Standard_20__28_user_29_">
      <style:paragraph-properties fo:margin-top="0cm" fo:margin-bottom="0cm" style:contextual-spacing="false"/>
    </style:style>
    <style:style style:name="P41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</style:style>
    <style:style style:name="P42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</style:style>
    <style:style style:name="P43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</style:style>
    <style:style style:name="P44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45" style:family="paragraph" style:parent-style-name="Standard_20__28_user_29_">
      <style:paragraph-properties fo:line-height="150%" fo:text-align="center" style:justify-single-word="false"/>
    </style:style>
    <style:style style:name="P46" style:family="paragraph" style:parent-style-name="Standard_20__28_user_29_" style:list-style-name="WWNum15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47" style:family="paragraph" style:parent-style-name="Standard_20__28_user_29_">
      <style:paragraph-properties fo:margin-top="0cm" fo:margin-bottom="0.282cm" style:contextual-spacing="false" fo:line-height="150%" fo:text-align="start" style:justify-single-word="false"/>
    </style:style>
    <style:style style:name="P48" style:family="paragraph" style:parent-style-name="Table_20_Contents">
      <style:paragraph-properties fo:orphans="0" fo:widows="0"/>
    </style:style>
    <style:style style:name="P49" style:family="paragraph" style:parent-style-name="Table_20_Contents">
      <style:paragraph-properties fo:orphans="0" fo:widows="0"/>
      <style:text-properties officeooo:rsid="0011c26c" officeooo:paragraph-rsid="0011c26c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style:font-name-asian="SimSun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style:font-name-asian="SimSun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normal"/>
    </style:style>
    <style:style style:name="T1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12" style:family="text">
      <style:text-properties style:font-name="Times New Roman" style:font-name-complex="Times New Roman1" style:font-size-complex="11pt"/>
    </style:style>
    <style:style style:name="T13" style:family="text">
      <style:text-properties style:font-name="Times New Roman" fo:font-size="11pt" fo:language="en" fo:country="US" fo:font-weight="normal" style:font-size-asian="11pt" style:font-weight-asian="normal" style:font-name-complex="Times New Roman1" style:font-size-complex="11pt" style:font-weight-complex="bold"/>
    </style:style>
    <style:style style:name="T14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6" style:family="text">
      <style:text-properties fo:color="#000000" loext:opacity="100%" style:font-name="Times New Roman" fo:font-size="14pt" fo:language="ru" fo:country="RU" officeooo:rsid="00104195" style:font-name-asian="Times New Roman1" style:font-size-asian="14pt" style:font-name-complex="Times New Roman1" style:font-size-complex="14pt"/>
    </style:style>
    <style:style style:name="T17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8" style:family="text">
      <style:text-properties fo:color="#000000" loext:opacity="100%" style:font-name="Times New Roman" fo:font-size="14pt" fo:language="en" fo:country="US" officeooo:rsid="00104195" style:font-name-asian="Times New Roman1" style:font-size-asian="14pt" style:font-name-complex="Times New Roman1" style:font-size-complex="14pt"/>
    </style:style>
    <style:style style:name="T19" style:family="text">
      <style:text-properties fo:color="#000000" loext:opacity="100%" style:font-name="Times New Roman" fo:font-size="14pt" fo:language="en" fo:country="US" officeooo:rsid="0011c26c" style:font-name-asian="Times New Roman1" style:font-size-asian="14pt" style:font-name-complex="Times New Roman1" style:font-size-complex="14pt"/>
    </style:style>
    <style:style style:name="T20" style:family="text">
      <style:text-properties fo:color="#000000" loext:opacity="100%" style:font-name="Times New Roman" fo:font-size="14pt" fo:font-weight="bold" style:font-name-asian="SimSun" style:font-size-asian="14pt" style:font-weight-asian="bold" style:font-name-complex="Times New Roman1" style:font-size-complex="14pt" style:font-weight-complex="bold"/>
    </style:style>
    <style:style style:name="T21" style:family="text">
      <style:text-properties fo:color="#000000" loext:opacity="100%" style:font-name="Times New Roman" style:font-name-asian="Times New Roman1" style:language-asian="ru" style:country-asian="RU" style:font-name-complex="Times New Roman1"/>
    </style:style>
    <style:style style:name="T22" style:family="text">
      <style:text-properties fo:color="#000000" loext:opacity="100%" style:font-name="Times New Roman" fo:language="en" fo:country="US" style:font-name-asian="Times New Roman1" style:language-asian="ru" style:country-asian="RU" style:font-name-complex="Times New Roman1"/>
    </style:style>
    <style:style style:name="T23" style:family="text">
      <style:text-properties fo:color="#000000" loext:opacity="100%" style:font-name-asian="Times New Roman1" style:language-asian="ru" style:country-asian="RU" style:font-name-complex="Times New Roman1"/>
    </style:style>
    <style:style style:name="T24" style:family="text">
      <style:text-properties fo:color="#000000" loext:opacity="100%" fo:language="en" fo:country="US" style:font-name-asian="Times New Roman1" style:language-asian="ru" style:country-asian="RU" style:font-name-complex="Times New Roman1"/>
    </style:style>
    <style:style style:name="T25" style:family="text">
      <style:text-properties fo:color="#000000" loext:opacity="100%" fo:font-style="italic" style:font-name-asian="Times New Roman1" style:language-asian="ru" style:country-asian="RU" style:font-style-asian="italic" style:font-name-complex="Times New Roman1" style:font-style-complex="italic"/>
    </style:style>
    <style:style style:name="T26" style:family="text">
      <style:text-properties fo:color="#000000" loext:opacity="100%" style:font-name="Calibri Light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27" style:family="text">
      <style:text-properties fo:color="#1a1a1a" loext:opacity="100%" style:font-name="Times New Roman" fo:font-size="11.5pt" style:font-name-asian="SimSun" style:font-size-asian="11.5pt" style:font-name-complex="Times New Roman1" style:font-size-complex="11pt"/>
    </style:style>
    <style:style style:name="T28" style:family="text">
      <style:text-properties style:language-asian="ru" style:country-asian="RU"/>
    </style:style>
    <style:style style:name="T29" style:family="text">
      <style:text-properties fo:language="en" fo:country="US"/>
    </style:style>
    <style:style style:name="T30" style:family="text">
      <style:text-properties fo:language="en" fo:country="US" style:language-asian="ru" style:country-asian="RU"/>
    </style:style>
    <style:style style:name="T31" style:family="text">
      <style:text-properties fo:font-style="italic" style:language-asian="ru" style:country-asian="RU" style:font-style-asian="italic" style:font-style-complex="italic"/>
    </style:style>
    <style:style style:name="T32" style:family="text">
      <style:text-properties fo:language="ru" fo:country="RU"/>
    </style:style>
    <style:style style:name="T33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Московский Авиационный Институт</text:span></text:p>
      <text:p text:style-name="P18"><text:span text:style-name="T1">(Национальный Исследовательский Университет)</text:span></text:p>
      <text:p text:style-name="P18"><text:span text:style-name="T1">Факультет информационных технологий и прикладной математики</text:span></text:p>
      <text:p text:style-name="P18"><text:span text:style-name="T1">Кафедра вычислительной математики и программирования</text:span></text:p>
      <text:p text:style-name="P21"/>
      <text:p text:style-name="P21"/>
      <text:p text:style-name="P18"><text:span text:style-name="T2">Лабораторная работа №</text:span><text:span text:style-name="T7"> 5 </text:span><text:span text:style-name="T2">по курсу</text:span></text:p>
      <text:p text:style-name="P18"><text:span text:style-name="T3">«Операционные системы»</text:span></text:p>
      <text:p text:style-name="P23"/>
      <text:p text:style-name="P18"/>
      <text:p text:style-name="P22"/>
      <text:p text:style-name="P21"/>
      <text:p text:style-name="P2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3"><text:span text:style-name="T14">Студент: </text:span><text:span text:style-name="T16">Тулин Иван Денисович</text:span></text:p>
      <text:p text:style-name="P34"><text:span text:style-name="T14">Группа: </text:span><text:span text:style-name="T17">М8О-</text:span><text:span text:style-name="T15">201Б</text:span><text:span text:style-name="T17">-21</text:span></text:p>
      <text:p text:style-name="P34"><text:span text:style-name="T14">Вариант: </text:span><text:span text:style-name="T19">22</text:span></text:p>
      <text:p text:style-name="P33"><text:span text:style-name="T14">Преподаватель Миронов Евгений Сергеевич</text:span></text:p>
      <text:p text:style-name="P33"><text:span text:style-name="T14">Оценка: ___________</text:span></text:p>
      <text:p text:style-name="P33"><text:span text:style-name="T14">Дата: ___________</text:span></text:p>
      <text:p text:style-name="P33"><text:span text:style-name="T14">Подпись: ___________</text:span></text:p>
      <text:p text:style-name="P32"/>
      <text:p text:style-name="P32"/>
      <text:p text:style-name="P35"><text:span text:style-name="T14">Москва, 202</text:span><text:span text:style-name="T18">3</text:span></text:p>
      <text:p text:style-name="P25"/>
      <text:p text:style-name="P18"><text:soft-page-break/><text:span text:style-name="T2">Содержание</text:span></text:p>
      <text:list xml:id="list1074617701" text:style-name="WWNum17">
        <text:list-item text:start-value="1">
          <text:p text:style-name="P2"><text:span text:style-name="T1">Репозиторий</text:span></text:p>
        </text:list-item>
        <text:list-item text:style-override="WWNum18">
          <text:p text:style-name="P3"><text:span text:style-name="T1">Постановка задачи</text:span></text:p>
        </text:list-item>
        <text:list-item text:style-override="WWNum19">
          <text:p text:style-name="P4"><text:span text:style-name="T1">Общие сведения о программе</text:span></text:p>
        </text:list-item>
        <text:list-item text:style-override="WWNum20">
          <text:p text:style-name="P5"><text:span text:style-name="T1">Общий метод и алгоритм решения</text:span></text:p>
        </text:list-item>
        <text:list-item text:style-override="WWNum21">
          <text:p text:style-name="P6"><text:span text:style-name="T1">Исходный код</text:span></text:p>
        </text:list-item>
        <text:list-item text:style-override="WWNum22">
          <text:p text:style-name="P7"><text:span text:style-name="T1">Демонстрация работы программы</text:span></text:p>
        </text:list-item>
        <text:list-item text:style-override="WWNum23">
          <text:p text:style-name="P8"><text:span text:style-name="T1">Выводы</text:span></text:p>
        </text:list-item>
      </text:list>
      <text:p text:style-name="P9"/>
      <text:p text:style-name="P19"><text:span text:style-name="T2">Репозиторий</text:span></text:p>
      <text:p text:style-name="P39"><text:span text:style-name="T10">https://github.com/YusayuSharingan/Opsys-labs/tree/main/lab5</text:span></text:p>
      <text:p text:style-name="P18"><text:span text:style-name="T2">Постановка задачи</text:span></text:p>
      <text:h text:style-name="P41" text:outline-level="2"><text:span text:style-name="T20">Цель работы</text:span></text:h>
      <text:p text:style-name="P40">Целью является приобретение практических навыков в:</text:p>
      <text:list xml:id="list3265253017" text:style-name="WWNum9">
        <text:list-item>
          <text:p text:style-name="P10">Создание динамических библиотек</text:p>
        </text:list-item>
        <text:list-item text:style-override="WWNum24">
          <text:p text:style-name="P11">Создание программ, которые используют функции динамических библиотек</text:p>
        </text:list-item>
        <text:list-item text:style-override="WWNum25">
          <text:p text:style-name="P12"><text:span text:style-name="T27">Работа со сборочной системой</text:span></text:p>
        </text:list-item>
      </text:list>
      <text:h text:style-name="P26" text:outline-level="2"/>
      <text:h text:style-name="P41" text:outline-level="2"><text:span text:style-name="T5">Задание</text:span></text:h>
      <text:p text:style-name="Standard_20__28_user_29_"><text:span text:style-name="T28">Требуется создать динамические библиотеки, которые реализуют определенный функционал. Далее использовать данные библиотеки 2-мя способами:</text:span></text:p>
      <text:list xml:id="list1671773873" text:style-name="WWNum26">
        <text:list-item text:start-value="1">
          <text:p text:style-name="P13"><text:span text:style-name="T28">Во время компиляции (на этапе «линковки»/</text:span><text:span text:style-name="T30">linking</text:span><text:span text:style-name="T28">)</text:span></text:p>
        </text:list-item>
        <text:list-item text:style-override="WWNum27">
          <text:p text:style-name="P14"><text:span text:style-name="T28">Во время исполнения программы. Библиотеки загружаются в память с помощью интерфейса ОС для работы с динамическими библиотеками</text:span></text:p>
        </text:list-item>
      </text:list>
      <text:p text:style-name="Standard_20__28_user_29_"><text:span text:style-name="T28">В конечном итоге, в лабораторной работе необходимо получить следующие части:</text:span></text:p>
      <text:list xml:id="list1351436845" text:style-name="WWNum13">
        <text:list-item>
          <text:p text:style-name="P15"><text:span text:style-name="T28">Динамические библиотеки, реализующие контракты, которые заданы вариантом;</text:span></text:p>
        </text:list-item>
        <text:list-item text:style-override="WWNum28">
          <text:p text:style-name="P16"><text:span text:style-name="T28">Тестовая программа (</text:span><text:span text:style-name="T31">программа №1</text:span><text:span text:style-name="T28">), которая используют одну из библиотек, используя знания полученные на этапе компиляции;</text:span></text:p>
        </text:list-item>
        <text:list-item text:style-override="WWNum29">
          <text:p text:style-name="P17"><text:span text:style-name="T28">Тестовая программа (</text:span><text:span text:style-name="T31">программа №2</text:span><text:span text:style-name="T28">), которая загружает библиотеки, используя только их местоположение и контракты.</text:span></text:p>
        </text:list-item>
      </text:list>
      <text:p text:style-name="P36"><text:span text:style-name="T23">Провести анализ двух типов использования библиотек.</text:span></text:p>
      <text:p text:style-name="P36"/>
      <text:p text:style-name="P36"><text:span text:style-name="T23">Пользовательский ввод для обоих программ должен быть организован следующим образом:</text:span></text:p>
      <text:list xml:id="list2985664323" text:style-name="WWNum10">
        <text:list-item>
          <text:p text:style-name="P37"><text:span text:style-name="T23">Если пользователь вводит команду «0», то программа переключает одну реализацию контрактов на другую </text:span><text:span text:style-name="T24">(н</text:span><text:span text:style-name="T23">еобходимо только для </text:span><text:span text:style-name="T25">программы №2</text:span><text:span text:style-name="T23">). Можно реализовать лабораторную работу без данной функции, но максимальная оценка в этом случае будет «хорошо»;</text:span></text:p>
        </text:list-item>
        <text:list-item>
          <text:p text:style-name="P37"><text:span text:style-name="T23">«1 </text:span><text:span text:style-name="T24">arg1 arg2 </text:span><text:span text:style-name="T23">… </text:span><text:span text:style-name="T24">argN», </text:span><text:span text:style-name="T23">где после «1» идут аргументы для первой функции, предусмотренной контрактами. После ввода команды происходит вызов первой функции, и на экране появляется результат её выполнения;</text:span></text:p>
        </text:list-item>
        <text:list-item>
          <text:h text:style-name="P38" text:outline-level="2"><text:span text:style-name="T21">«2 </text:span><text:span text:style-name="T22">arg1 arg2 </text:span><text:span text:style-name="T21">… </text:span><text:span text:style-name="T22">arg</text:span><text:span text:style-name="T21">M</text:span><text:span text:style-name="T22">», </text:span><text:span text:style-name="T21">где после «</text:span><text:span text:style-name="T22">2</text:span><text:span text:style-name="T21">» идут аргументы для второй функции, предусмотренной контрактами. После ввода команды происходит вызов второй функции, и на экране появляется результат её выполнения.</text:span></text:h>
        </text:list-item>
      </text:list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42"><text:span text:style-name="T3">Варианты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49">4</text:p>
          </table:table-cell>
          <table:table-cell table:style-name="Таблица1.A1" office:value-type="string">
            <text:p text:style-name="P48"><text:span text:style-name="T32">Подсчёт наибольшего общего делителя для двух натуральных чисел</text:span></text:p>
          </table:table-cell>
          <table:table-cell table:style-name="Таблица1.A1" office:value-type="string">
            <text:p text:style-name="P48"><text:span text:style-name="T29">Int GCF(int A, int B)</text:span></text:p>
          </table:table-cell>
          <table:table-cell table:style-name="Таблица1.A1" office:value-type="string">
            <text:p text:style-name="P48">Алгоритм Евклида</text:p>
          </table:table-cell>
          <table:table-cell table:style-name="Таблица1.E1" office:value-type="string">
            <text:p text:style-name="P48">Наивный алгоритм. Пытаться разделить числа на все числа, что меньше A и B.</text:p>
          </table:table-cell>
        </table:table-row>
        <table:table-row table:style-name="Таблица1.1">
          <table:table-cell table:style-name="Таблица1.A2" office:value-type="string">
            <text:p text:style-name="P48">5</text:p>
          </table:table-cell>
          <table:table-cell table:style-name="Таблица1.A2" office:value-type="string">
            <text:p text:style-name="P48"><text:span text:style-name="T32">Рассчет значения числа Пи при заданной длине ряда </text:span><text:span text:style-name="T29">(K)</text:span></text:p>
          </table:table-cell>
          <table:table-cell table:style-name="Таблица1.A2" office:value-type="string">
            <text:p text:style-name="P48"><text:span text:style-name="T29">float Pi(int K)</text:span></text:p>
          </table:table-cell>
          <table:table-cell table:style-name="Таблица1.A2" office:value-type="string">
            <text:p text:style-name="P48">Ряд Лейбница</text:p>
          </table:table-cell>
          <table:table-cell table:style-name="Таблица1.E2" office:value-type="string">
            <text:p text:style-name="P48">Формула Валлиса</text:p>
          </table:table-cell>
        </table:table-row>
      </table:table>
      <text:p text:style-name="P44"><text:span text:style-name="T2">Общие сведения о программе</text:span></text:p>
      <text:list xml:id="list725482714" text:style-name="WWNum15">
        <text:list-item>
          <text:p text:style-name="P46"><text:span text:style-name="T2">dlopen </text:span><text:span text:style-name="T1">динамически открывает нужную нам библиотеку.</text:span></text:p>
        </text:list-item>
        <text:list-item>
          <text:p text:style-name="P46"><text:span text:style-name="T8">dlsym </text:span><text:span text:style-name="T11">ищет нам нужную функцию</text:span></text:p>
        </text:list-item>
      </text:list>
      <text:p text:style-name="P29"/>
      <text:p text:style-name="P44"><text:span text:style-name="T2">Общий метод и алгоритм решения</text:span></text:p>
      <text:p text:style-name="P43"><text:span text:style-name="T12">В библиотеках записываем код функций.</text:span></text:p>
      <text:p text:style-name="P43"><text:span text:style-name="T12">С помощью Cmake превращаем обычные библиотеки в динамические.</text:span></text:p>
      <text:p text:style-name="P43"><text:span text:style-name="T12">С помощью dlopen и dlsym используем функции библиотек.</text:span></text:p>
      <text:p text:style-name="P27"/>
      <text:p text:style-name="P44"><text:span text:style-name="T9">Исходный код(Расположен в репозитории)</text:span></text:p>
      <text:p text:style-name="P24"/>
      <text:p text:style-name="P45"><text:span text:style-name="T2">Выводы</text:span></text:p>
      <text:p text:style-name="P47"><text:span text:style-name="T13">Динамические библиотеки дают нам возможность ускорять работу программы и позволяют нам экономить память засчет того, что библиотеки не надо объявлять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_20__28_user_29_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353cm" style:contextual-spacing="false" fo:keep-together="always" fo:keep-with-next="always"/>
      <style:text-properties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able_20_of_20_figures" style:display-name="table of figures" style:family="paragraph" style:parent-style-name="Standard">
      <style:paragraph-properties fo:margin-top="0cm" fo:margin-bottom="0cm" style:contextual-spacing="false"/>
    </style:style>
    <style:style style:name="Standard_20__28_user_29_" style:display-name="Standard (user)" style:family="paragraph">
      <style:paragraph-properties fo:margin-top="0cm" fo:margin-bottom="0.282cm" style:contextual-spacing="false" fo:line-height="103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class="extra"/>
    <style:style style:name="Head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Caption_20_Char" style:display-name="Caption Char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weight="bold" style:font-weight-asian="bold"/>
    </style:style>
    <style:style style:name="keyword2_5f_bash" style:display-name="keyword2_bash" style:family="text">
      <style:text-properties fo:color="#7a0874" loext:opacity="100%" fo:font-weight="bold" style:font-weight-asian="bold"/>
    </style:style>
    <style:style style:name="symbol0_5f_bash" style:display-name="symbol0_bash" style:family="text">
      <style:text-properties fo:color="#000000" loext:opacity="100%" fo:font-weight="bold" style:font-weight-asian="bold"/>
    </style:style>
    <style:style style:name="comment0_5f_c" style:display-name="comment0_c" style:family="text">
      <style:text-properties fo:color="#339933" loext:opacity="100%"/>
    </style:style>
    <style:style style:name="number_5f_c" style:display-name="number_c" style:family="text">
      <style:text-properties fo:color="#0000dd" loext:opacity="100%"/>
    </style:style>
    <style:style style:name="keyword0_5f_c" style:display-name="keyword0_c" style:family="text">
      <style:text-properties fo:color="#b1b100" loext:opacity="100%"/>
    </style:style>
    <style:style style:name="keyword3_5f_c" style:display-name="keyword3_c" style:family="text">
      <style:text-properties fo:color="#993333" loext:opacity="100%"/>
    </style:style>
    <style:style style:name="symbol0_5f_c" style:display-name="symbol0_c" style:family="text">
      <style:text-properties fo:color="#339933" loext:opacity="100%"/>
    </style:style>
    <style:style style:name="string_5f_c" style:display-name="string_c" style:family="text">
      <style:text-properties fo:color="#ff0000" loext:opacity="100%"/>
    </style:style>
    <style:style style:name="escaped_5f_c" style:display-name="escaped_c" style:family="text">
      <style:text-properties fo:color="#000099" loext:opacity="100%" fo:font-weight="bold" style:font-weight-asian="bold"/>
    </style:style>
    <style:style style:name="keyword2_5f_c" style:display-name="keyword2_c" style:family="text">
      <style:text-properties fo:color="#000066" loext:opacity="100%"/>
    </style:style>
    <style:style style:name="keyword1_5f_c" style:display-name="keyword1_c" style:family="text">
      <style:text-properties fo:color="#000000" loext:opacity="100%" fo:font-weight="bold" style:font-weight-asian="bold"/>
    </style:style>
    <style:style style:name="regexp4_5f_bash" style:display-name="regexp4_bash" style:family="text">
      <style:text-properties fo:color="#660033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Arial2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-complex="Symbol1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Wingdings1" style:font-family-complex="Wingdings" style:font-family-generic-complex="system" style:font-pitch-complex="variable"/>
    </style:style>
    <style:style style:name="ListLabel_20_211" style:display-name="ListLabel 211" style:family="text">
      <style:text-properties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>
      <style:text-properties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complex="Wingdings1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-complex="Symbol1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>
      <style:text-properties style:font-name-complex="Wingdings1" style:font-family-complex="Wingdings" style:font-family-generic-complex="system" style:font-pitch-complex="variable"/>
    </style:style>
    <style:style style:name="ListLabel_20_220" style:display-name="ListLabel 220" style:family="text">
      <style:text-properties style:font-name-complex="Symbol1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>
      <style:text-properties style:font-name-complex="Wingdings1" style:font-family-complex="Wingdings" style:font-family-generic-complex="system" style:font-pitch-complex="variable"/>
    </style:style>
    <style:style style:name="ListLabel_20_223" style:display-name="ListLabel 223" style:family="text">
      <style:text-properties style:font-name-complex="Symbol1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>
      <style:text-properties style:font-name-complex="Wingdings1" style:font-family-complex="Wingdings" style:font-family-generic-complex="system" style:font-pitch-complex="variable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style:font-name-complex="Symbol1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-complex="Wingdings1" style:font-family-complex="Wingdings" style:font-family-generic-complex="system" style:font-pitch-complex="variable"/>
    </style:style>
    <style:style style:name="ListLabel_20_247" style:display-name="ListLabel 247" style:family="text">
      <style:text-properties style:font-name-complex="Symbol1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-complex="Courier New1" style:font-family-complex="'Courier New'" style:font-family-generic-complex="system" style:font-pitch-complex="variable"/>
    </style:style>
    <style:style style:name="ListLabel_20_249" style:display-name="ListLabel 249" style:family="text">
      <style:text-properties style:font-name-complex="Wingdings1" style:font-family-complex="Wingdings" style:font-family-generic-complex="system" style:font-pitch-complex="variable"/>
    </style:style>
    <style:style style:name="ListLabel_20_250" style:display-name="ListLabel 250" style:family="text">
      <style:text-properties style:font-name-complex="Symbol1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ListLabel_20_252" style:display-name="ListLabel 252" style:family="text">
      <style:text-properties style:font-name-complex="Wingdings1" style:font-family-complex="Wingdings" style:font-family-generic-complex="system" style:font-pitch-complex="variable"/>
    </style:style>
    <style:style style:name="ListLabel_20_253" style:display-name="ListLabel 253" style:family="text">
      <style:text-properties style:font-name-complex="Symbol1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>
      <style:text-properties style:font-name-complex="Wingdings1" style:font-family-complex="Wingdings" style:font-family-generic-complex="system" style:font-pitch-complex="variable"/>
    </style:style>
    <style:style style:name="ListLabel_20_256" style:display-name="ListLabel 256" style:family="text">
      <style:text-properties style:font-name-complex="Symbol1" style:font-family-complex="Symbol" style:font-family-generic-complex="system" style:font-pitch-complex="variable"/>
    </style:style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>
      <style:text-properties style:font-name-complex="Wingdings1" style:font-family-complex="Wingdings" style:font-family-generic-complex="system" style:font-pitch-complex="variable"/>
    </style:style>
    <style:style style:name="ListLabel_20_259" style:display-name="ListLabel 259" style:family="text">
      <style:text-properties style:font-name-complex="Symbol1" style:font-family-complex="Symbol" style:font-family-generic-complex="system" style:font-pitch-complex="variable"/>
    </style:style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Aria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129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ListLabel_20_130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132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ListLabel_20_133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135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4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0:04:00</meta:creation-date>
    <meta:initial-creator>sindchess@gmail.com</meta:initial-creator>
    <dc:language>ru-RU</dc:language>
    <dc:date>2023-04-20T20:56:19.508281451</dc:date>
    <meta:editing-cycles>31</meta:editing-cycles>
    <meta:editing-duration>PT1H13M46S</meta:editing-duration>
    <meta:generator>LibreOffice/7.3.7.2$Linux_X86_64 LibreOffice_project/30$Build-2</meta:generator>
    <meta:document-statistic meta:table-count="1" meta:image-count="0" meta:object-count="0" meta:page-count="4" meta:paragraph-count="65" meta:word-count="414" meta:character-count="3101" meta:non-whitespace-character-count="277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